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bfc23" officeooo:paragraph-rsid="000bfc23"/>
    </style:style>
    <style:style style:name="P2" style:family="paragraph" style:parent-style-name="Text_20_body">
      <style:text-properties officeooo:rsid="000fe75e" officeooo:paragraph-rsid="000fe75e"/>
    </style:style>
    <style:style style:name="P3" style:family="paragraph" style:parent-style-name="Text_20_body">
      <style:text-properties officeooo:rsid="00115bb0" officeooo:paragraph-rsid="00115bb0"/>
    </style:style>
    <style:style style:name="P4" style:family="paragraph" style:parent-style-name="Text_20_body">
      <style:text-properties officeooo:rsid="0014ad51" officeooo:paragraph-rsid="0014ad51"/>
    </style:style>
    <style:style style:name="P5" style:family="paragraph" style:parent-style-name="Text_20_body">
      <style:text-properties officeooo:rsid="00334b58" officeooo:paragraph-rsid="00334b58"/>
    </style:style>
    <style:style style:name="P6" style:family="paragraph" style:parent-style-name="Text_20_body">
      <style:text-properties officeooo:rsid="002f647b" officeooo:paragraph-rsid="002f647b"/>
    </style:style>
    <style:style style:name="P7" style:family="paragraph" style:parent-style-name="Text_20_body">
      <style:text-properties officeooo:rsid="0041e918" officeooo:paragraph-rsid="0041e918"/>
    </style:style>
    <style:style style:name="P8" style:family="paragraph" style:parent-style-name="Text_20_body">
      <style:text-properties officeooo:rsid="004351b5" officeooo:paragraph-rsid="004351b5"/>
    </style:style>
    <style:style style:name="P9" style:family="paragraph" style:parent-style-name="Text_20_body">
      <style:text-properties officeooo:rsid="004524a3" officeooo:paragraph-rsid="004524a3"/>
    </style:style>
    <style:style style:name="P10" style:family="paragraph" style:parent-style-name="Text_20_body">
      <style:text-properties officeooo:rsid="0046c658" officeooo:paragraph-rsid="0046c658"/>
    </style:style>
    <style:style style:name="P11" style:family="paragraph" style:parent-style-name="Text_20_body">
      <style:text-properties officeooo:rsid="00477857" officeooo:paragraph-rsid="00477857"/>
    </style:style>
    <style:style style:name="P12" style:family="paragraph" style:parent-style-name="Text_20_body">
      <style:text-properties officeooo:rsid="00502a83" officeooo:paragraph-rsid="00502a83"/>
    </style:style>
    <style:style style:name="P13" style:family="paragraph" style:parent-style-name="Text_20_body">
      <style:text-properties officeooo:rsid="00503837" officeooo:paragraph-rsid="00503837"/>
    </style:style>
    <style:style style:name="P14" style:family="paragraph" style:parent-style-name="Text_20_body">
      <style:text-properties officeooo:rsid="0051005c" officeooo:paragraph-rsid="0051005c"/>
    </style:style>
    <style:style style:name="P15" style:family="paragraph" style:parent-style-name="Text_20_body">
      <style:text-properties officeooo:rsid="0051e1f3" officeooo:paragraph-rsid="0051e1f3"/>
    </style:style>
    <style:style style:name="P16" style:family="paragraph" style:parent-style-name="Title">
      <style:text-properties fo:language="en" fo:country="GB"/>
    </style:style>
    <style:style style:name="P17" style:family="paragraph" style:parent-style-name="Heading_20_3">
      <style:text-properties officeooo:rsid="00502a83" officeooo:paragraph-rsid="00502a83"/>
    </style:style>
    <style:style style:name="P18" style:family="paragraph" style:parent-style-name="Heading_20_3">
      <style:text-properties officeooo:rsid="0054c5aa" officeooo:paragraph-rsid="0054c5aa"/>
    </style:style>
    <style:style style:name="P19" style:family="paragraph" style:parent-style-name="Heading_20_1">
      <style:text-properties fo:language="en" fo:country="GB"/>
    </style:style>
    <style:style style:name="P20" style:family="paragraph" style:parent-style-name="Heading_20_4">
      <style:text-properties officeooo:rsid="005b61f4"/>
    </style:style>
    <style:style style:name="P21" style:family="paragraph" style:parent-style-name="Text_20_body" style:list-style-name="L1">
      <style:text-properties officeooo:rsid="00502a83" officeooo:paragraph-rsid="00502a83"/>
    </style:style>
    <style:style style:name="P22" style:family="paragraph" style:parent-style-name="Text_20_body" style:list-style-name="L2">
      <style:text-properties officeooo:rsid="00502a83" officeooo:paragraph-rsid="00502a83"/>
    </style:style>
    <style:style style:name="P23" style:family="paragraph" style:parent-style-name="Text_20_body" style:list-style-name="L3">
      <style:text-properties officeooo:rsid="00503837" officeooo:paragraph-rsid="00503837"/>
    </style:style>
    <style:style style:name="P24" style:family="paragraph" style:parent-style-name="Text_20_body">
      <style:text-properties officeooo:rsid="0054c5aa" officeooo:paragraph-rsid="0054c5aa"/>
    </style:style>
    <style:style style:name="P25" style:family="paragraph" style:parent-style-name="Text_20_body">
      <style:text-properties officeooo:rsid="00582993" officeooo:paragraph-rsid="00582993"/>
    </style:style>
    <style:style style:name="P26" style:family="paragraph" style:parent-style-name="Text_20_body">
      <style:text-properties fo:font-weight="bold" officeooo:rsid="0059ef4e" officeooo:paragraph-rsid="0059ef4e" style:font-weight-asian="bold" style:font-weight-complex="bold"/>
    </style:style>
    <style:style style:name="P27" style:family="paragraph" style:parent-style-name="Text_20_body">
      <style:text-properties officeooo:rsid="005b61f4" officeooo:paragraph-rsid="005b61f4"/>
    </style:style>
    <style:style style:name="P28" style:family="paragraph" style:parent-style-name="Text_20_body">
      <style:text-properties officeooo:rsid="005c32d5" officeooo:paragraph-rsid="005c32d5"/>
    </style:style>
    <style:style style:name="P29" style:family="paragraph" style:parent-style-name="Text_20_body">
      <style:text-properties officeooo:rsid="005cd5d9" officeooo:paragraph-rsid="005cd5d9"/>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a9fc4"/>
    </style:style>
    <style:style style:name="T8" style:family="text">
      <style:text-properties officeooo:rsid="004d7971"/>
    </style:style>
    <style:style style:name="T9" style:family="text">
      <style:text-properties officeooo:rsid="004e7ee4"/>
    </style:style>
    <style:style style:name="T10" style:family="text">
      <style:text-properties officeooo:rsid="004e9858"/>
    </style:style>
    <style:style style:name="T11" style:family="text">
      <style:text-properties officeooo:rsid="00503837"/>
    </style:style>
    <style:style style:name="T12" style:family="text">
      <style:text-properties officeooo:rsid="0051005c"/>
    </style:style>
    <style:style style:name="T13" style:family="text">
      <style:text-properties officeooo:rsid="00534f1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b61f4" style:font-weight-asian="normal" style:font-weight-complex="normal"/>
    </style:style>
    <style:style style:name="T17" style:family="text">
      <style:text-properties officeooo:rsid="005c32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Ouroboros</text:p>
      <text:p text:style-name="Subtitle">Antoine ROBIN</text:p>
      <text:h text:style-name="P19" text:outline-level="1">Introduction</text:h>
      <text:h text:style-name="P19" text:outline-level="1">The <text:span text:style-name="T7">Wilderness and the Spark</text:span></text:h>
      <text:h text:style-name="P19" text:outline-level="1">Character creation</text:h>
      <text:h text:style-name="Heading_20_2" text:outline-level="2">Calling</text:h>
      <text:h text:style-name="Heading_20_2" text:outline-level="2">Manifestation of the Spark</text:h>
      <text:h text:style-name="Heading_20_2" text:outline-level="2">Specialisation</text:h>
      <text:h text:style-name="P19" text:outline-level="1">Rules</text:h>
      <text:h text:style-name="Heading_20_2" text:outline-level="2">Checks</text:h>
      <text:h text:style-name="Heading_20_3" text:outline-level="3">Basic checks</text:h>
      <text:p text:style-name="P3">Checks are defined by their pool and threshold.</text:p>
      <text:p text:style-name="P2">Checks are made by rolling a number of d10 equals to the pool. </text:p>
      <text:p text:style-name="P2">Any result with 8+ is a success, and 10s are explosives: you may roll an additional dice for each one and keep any success generated that way. <text:span text:style-name="T3">You may continue to reroll any die that keep exploding.</text:span></text:p>
      <text:p text:style-name="P2">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will be clear about what the cost is supposed to be, but players can always offer another idea if they feel it can bring something to their story.</text:p>
      <text:h text:style-name="Heading_20_3" text:outline-level="3">Oppos<text:span text:style-name="T13">ed</text:span> checks</text:h>
      <text:p text:style-name="P3">Oppos<text:span text:style-name="T13">ed</text:span> checks are made by having two players (or a player and the GM) roll each a check, and comparing the result with one another, as if the number of success of the opposing side was the threshold.</text:p>
      <text:p text:style-name="P5">In case of a draw, the G<text:span text:style-name="T13">M</text:span> has the final say in what happens, the general guideline being both side <text:span text:style-name="T13">should get something, for instance, half the damage on an attack.</text:span></text:p>
      <text:h text:style-name="Heading_20_3" text:outline-level="3"><text:soft-page-break/>Pushing a <text:span text:style-name="T1">check</text:span></text:h>
      <text:p text:style-name="P4">A player (not the GM) can decide to push any check, increasing the potential result, but taking <text:span text:style-name="T2">more </text:span>risks as well.</text:p>
      <text:p text:style-name="P6">In that case, successes are obtained on 6+, but <text:span text:style-name="T9">the character suffers a number of damages equal to the number of 1s. These damages may never be reduced by any mean.</text:span></text:p>
      <text:h text:style-name="Heading_20_2" text:outline-level="2">Attributes</text:h>
      <text:h text:style-name="Heading_20_3" text:outline-level="3">Corruption</text:h>
      <text:p text:style-name="P7">The way in which the corruption has grown into the character. It may not control their actions, but it will certainly influence them over time.</text:p>
      <text:p text:style-name="P7">It is used to better understand this corruption, and harness its powers to use weird and damning abilities.</text:p>
      <text:h text:style-name="Heading_20_3" text:outline-level="3">Empathy</text:h>
      <text:p text:style-name="P8">The way a character can interact with ease with others, and understand their motives and feelings.<text:line-break/>Its most common use is to negotiate <text:span text:style-name="T4">with</text:span> others, but also to practice medicine.</text:p>
      <text:h text:style-name="Heading_20_3" text:outline-level="3">Might</text:h>
      <text:p text:style-name="P9">The physical strength, that is very useful to repel the creatures, but also other humans.</text:p>
      <text:p text:style-name="P9">Its has fairly limited use out of combat, but <text:span text:style-name="T5">is the attribute that mostly corresponds to damages, and the use of overly large weapons.</text:span></text:p>
      <text:h text:style-name="Heading_20_3" text:outline-level="3">Precision</text:h>
      <text:p text:style-name="P10">The ability to coordinate delicate movements, and-eye coordination, but also some degree of situational awareness.</text:p>
      <text:p text:style-name="P10">It is used for shooting ranged weapons, but also for most crafting skills.</text:p>
      <text:h text:style-name="Heading_20_3" text:outline-level="3">Speed</text:h>
      <text:p text:style-name="P11">The speed corresponds both to the ability to run fast, but also to make sudden moves.</text:p>
      <text:p text:style-name="P11">As Might, its main use is in combat, mostly for “light” characters that may want to be out of the way of creatures.</text:p>
      <text:h text:style-name="Heading_20_3" text:outline-level="3">Stamina</text:h>
      <text:p text:style-name="P11">Some try to dodge problems, a character with high stamina will probably just withstand them, or at least have more margin than its more fragile counterparts.</text:p>
      <text:p text:style-name="P11">It is used to withstand hits and attacks, both physical or magical, but also in the most physical crafts, such as metalwork.</text:p>
      <text:h text:style-name="Heading_20_3" text:outline-level="3"><text:soft-page-break/>Wilderness</text:h>
      <text:p text:style-name="P11">Knowing the wilderness and the beasts ruling them is the first step leading to their defeat, or perhaps you feel more connection to them than to fellow humans.</text:p>
      <text:p text:style-name="P11">It allows to track and learn about beasts with more efficiency, as well as using <text:span text:style-name="T6">primal</text:span> spells.</text:p>
      <text:h text:style-name="Heading_20_2" text:outline-level="2"><text:soft-page-break/>Skills</text:h>
      <text:h text:style-name="Heading_20_3" text:outline-level="3">Affinity: primal or divine or corruption</text:h>
      <text:h text:style-name="Heading_20_3" text:outline-level="3">Athletics</text:h>
      <text:h text:style-name="Heading_20_3" text:outline-level="3">C<text:span text:style-name="T11">amp and c</text:span>ooking</text:h>
      <text:h text:style-name="Heading_20_3" text:outline-level="3">Craft: metals, skins, bones and woods, <text:span text:style-name="T12">herbs&amp;potions</text:span></text:h>
      <text:h text:style-name="Heading_20_3" text:outline-level="3">Deception</text:h>
      <text:h text:style-name="Heading_20_3" text:outline-level="3">Discussion</text:h>
      <text:h text:style-name="Heading_20_3" text:outline-level="3">Dodge</text:h>
      <text:h text:style-name="Heading_20_3" text:outline-level="3">Intimidation</text:h>
      <text:h text:style-name="Heading_20_3" text:outline-level="3">Logic</text:h>
      <text:h text:style-name="Heading_20_3" text:outline-level="3">Lore: wilderness, corruption</text:h>
      <text:h text:style-name="Heading_20_3" text:outline-level="3">Miracles: church of Icons or Purple Cult</text:h>
      <text:h text:style-name="Heading_20_3" text:outline-level="3">Music</text:h>
      <text:h text:style-name="Heading_20_3" text:outline-level="3">Negotiation</text:h>
      <text:h text:style-name="Heading_20_3" text:outline-level="3">Observation</text:h>
      <text:h text:style-name="Heading_20_3" text:outline-level="3">Parry</text:h>
      <text:h text:style-name="Heading_20_3" text:outline-level="3">Religion: Church of Icons or Purple Cult</text:h>
      <text:h text:style-name="Heading_20_3" text:outline-level="3">Resting</text:h>
      <text:h text:style-name="Heading_20_3" text:outline-level="3">Rituals: corruption, fleshcraft</text:h>
      <text:h text:style-name="Heading_20_3" text:outline-level="3">Spells: primal or corruption</text:h>
      <text:h text:style-name="Heading_20_3" text:outline-level="3">Stability</text:h>
      <text:h text:style-name="Heading_20_3" text:outline-level="3">Stealth</text:h>
      <text:h text:style-name="Heading_20_3" text:outline-level="3">Survival</text:h>
      <text:h text:style-name="Heading_20_3" text:outline-level="3">Tracking</text:h>
      <text:h text:style-name="Heading_20_3" text:outline-level="3">Weapons: light, long, heavy, gunpowder, throw and missile weapons</text:h>
      <text:h text:style-name="Heading_20_3" text:outline-level="3"><text:soft-page-break/>Willpower</text:h>
      <text:h text:style-name="Heading_20_2" text:outline-level="2">Exploration <text:span text:style-name="T10">rules</text:span></text:h>
      <text:h text:style-name="P17" text:outline-level="3">Choosing a goal</text:h>
      <text:p text:style-name="P12">Different types of expeditions can be undertaken in the Wilderness, depending on what the goal is:</text:p>
      <text:list xml:id="list2177260922" text:style-name="L1">
        <text:list-item>
          <text:p text:style-name="P21">Hunting a specific beast</text:p>
        </text:list-item>
        <text:list-item>
          <text:p text:style-name="P21">Surveying a zone to find out what are the creatures and interest points, or to gather resources from this zone</text:p>
        </text:list-item>
        <text:list-item>
          <text:p text:style-name="P21">Going to a specific landmark, including a haven. <text:span text:style-name="T11">You need to know where is the landmark before planning an expedition to it,, otherwise you are surveying a zone</text:span></text:p>
        </text:list-item>
      </text:list>
      <text:p text:style-name="P12">These three categories will require different time to be completed, and different skillsets.</text:p>
      <text:h text:style-name="Heading_20_3" text:outline-level="3">Planning an expedition</text:h>
      <text:p text:style-name="P12">The GM will determine how long the party takes to make the journey to its destination, depending on terrain, and problems encountered along the <text:s/>way.</text:p>
      <text:p text:style-name="P12">Members of the party have to fulfil a number of roles for their expedition to go. If a role is not fulfilled, then the corresponding actions may not be undertaken. NPCs may fill one or more roles if necessary. A PC may only fulfil one role during expedition. Additional <text:span text:style-name="T11">characters</text:span> may <text:span text:style-name="T11">provide assistance to various checks. If necessary, a character may change their role during an expeedition</text:span>:</text:p>
      <text:list xml:id="list2261288629" text:style-name="L2">
        <text:list-item>
          <text:p text:style-name="P22">Guide</text:p>
        </text:list-item>
        <text:list-item>
          <text:p text:style-name="P22">Camp master</text:p>
        </text:list-item>
        <text:list-item>
          <text:p text:style-name="P22">Watch<text:span text:style-name="T12">er</text:span></text:p>
        </text:list-item>
        <text:list-item>
          <text:p text:style-name="P22">Forager <text:span text:style-name="T11">(optional)</text:span></text:p>
        </text:list-item>
      </text:list>
      <text:p text:style-name="P13">Some expedition goals may require additional roles/</text:p>
      <text:list xml:id="list3398166087" text:style-name="L3">
        <text:list-item>
          <text:p text:style-name="P23">To survey a zone, you need a surveyor, and you may need gatherers (optional)</text:p>
        </text:list-item>
        <text:list-item>
          <text:p text:style-name="P23">To hunt a specific beast, you will need to have a tracker</text:p>
        </text:list-item>
      </text:list>
      <text:h text:style-name="Heading_20_3" text:outline-level="3">Every step of the way</text:h>
      <text:p text:style-name="P12">Each day, the party needs to <text:span text:style-name="T11">undertake a few tasks, in order to survive in the Wilderness, depending on the role the character has chosen.</text:span></text:p>
      <text:p text:style-name="P13">Each day the guide needs to roll to make sure the party is heading the right direction. The difficulty will vary depending on what the party is looking for: a specific place is much harder to find than a huge zone you want to survey. <text:span text:style-name="T12">If you have several guides, they use the teamwork rules to figure out the path to follow.</text:span></text:p>
      <text:p text:style-name="P13">The camp master is the one in charge with setting up the camp and cooking for the rest of the group. It may seem trivial, but it is part of the preparation na party may undertake before a day full of <text:soft-page-break/>dangers. Each success will reduce the threshold for the resting <text:span text:style-name="T12">check of one party member from hard to easy. You may have several camp masters, they each may make a check.</text:span></text:p>
      <text:p text:style-name="P14">The watcher makes sure no danger is able to take the party by surprise, either by keeping an eyes on the surroundings or proactively roaming around the party to find out what may threaten them. Checks are opposed by any danger the group may encounter, from creatures to natural dangers. If you have several watchers, they use the teamwork rules to find danger.</text:p>
      <text:p text:style-name="P14">Forager is tasked with finding food, water and basic fuel for the camp master. Every success in the daily check allows to provide the basic resources needed for one character; every missing may be complemented with rations the party may take with them. You may have several foragers, in which case, each makes their own check.</text:p>
      <text:p text:style-name="P14">The surveyor is tasked with finding interesting resources and creatures in a zone. They may make a check per day, when in the surveyed zone, to find resources to get from the Wilderness: creatures, minerals, plants; each success corresponds to one level of resource from the zone they are looking into, up to the resource level decided by the DM. More in the resource gathering rules. If a party has several surveyors, they use teamwork rules.</text:p>
      <text:p text:style-name="P15">Gatherers are actively looking to get resources from a surveyed zone. They can undertake a check each day as per the gathering resources rules. If you have several gatherers, each may roll their own checks.</text:p>
      <text:h text:style-name="Heading_20_2" text:outline-level="2">Combat <text:span text:style-name="T10">rules</text:span></text:h>
      <text:h text:style-name="P18" text:outline-level="3">Turn structure and initiative tracker</text:h>
      <text:p text:style-name="P24">The initiative tracker is the current value of initiative that is playing. If the tracker comes at your initiative value, you have a turn to play. If two characters act at the same initiative, their actions are resolved at the same time. If there is any doubt, player characters should act before NPCs.</text:p>
      <text:p text:style-name="P24">Each action undertaken by a character has an initiative cost (IC), that is immediately added to the initiative value of that character. The actions with the <text:span text:style-name="T14">quick</text:span><text:span text:style-name="T15"> tag are added to the tracker only after the next action (effectively modifying the next action’s IC)</text:span></text:p>
      <text:h text:style-name="Heading_20_3" text:outline-level="3">Basic concepts</text:h>
      <text:p text:style-name="P24">Each action is summarized by an action card, with the following informations: name, IC, tags and effects.</text:p>
      <text:p text:style-name="P25">Normal actions are resolved immediately, and their IC is added to the initiative of the character.</text:p>
      <text:p text:style-name="P25"><text:span text:style-name="T14">Reactions</text:span> may not be undertaken during the normal turn, but once between each normal turn, a character may use one reaction, and add its IC to their initiative.</text:p>
      <text:p text:style-name="P26">Charging<text:span text:style-name="T15"> actions add immediately their IC to the initiative, but are only resolved right before the next turn of the character.</text:span></text:p>
      <text:p text:style-name="P26"><text:span text:style-name="T15">If a character is waiting for one of their </text:span>charging<text:span text:style-name="T15"> action to be resolved, it can be interrupted in two ways: either if the character undertakes any reaction, or if they are affected by an action with the </text:span>interrupting <text:span text:style-name="T15">tag. </text:span><text:span text:style-name="T16">In this case, their action is wasted.</text:span></text:p>
      <text:h text:style-name="Heading_20_3" text:outline-level="3"><text:soft-page-break/>Tags</text:h>
      <text:h text:style-name="Heading_20_4" text:outline-level="4">Adjacent</text:h>
      <text:p text:style-name="P27">An action with the adjacent tag may target any character that is at less than 3m from them.</text:p>
      <text:h text:style-name="Heading_20_4" text:outline-level="4">Attack</text:h>
      <text:p text:style-name="P27">An attack is a type of action destined to injure another character. Attacks may be against passive enemy defence, or active, if they play a defence reaction.</text:p>
      <text:h text:style-name="Heading_20_4" text:outline-level="4">Charging</text:h>
      <text:p text:style-name="P27">A charging action adds its IC to the initiative immediately, but is only resolved right before the character’s next turn.</text:p>
      <text:h text:style-name="P20" text:outline-level="4">Defence</text:h>
      <text:p text:style-name="P27">A defence action is a reaction that transform an attacker check threshold into an opposed check, instead of a normal one.</text:p>
      <text:h text:style-name="Heading_20_4" text:outline-level="4">Interrupting</text:h>
      <text:p text:style-name="P27">An interrupting action <text:span text:style-name="T17">wastes charging action declared by an affected character.</text:span></text:p>
      <text:h text:style-name="Heading_20_4" text:outline-level="4">Long-range</text:h>
      <text:p text:style-name="P28">The attack targets a character within 50m.</text:p>
      <text:h text:style-name="Heading_20_4" text:outline-level="4">Quick</text:h>
      <text:p text:style-name="P28">This action does not end a character’s turn, instead, their IC is added to another action’s cost that is played at the same turn.</text:p>
      <text:h text:style-name="Heading_20_4" text:outline-level="4">Reaction</text:h>
      <text:p text:style-name="P28">One reaction is allowed between each turn of a character. Each have a condition that has to be met before declaring it. The IC is added immediately to the character’s initiative normally.</text:p>
      <text:h text:style-name="Heading_20_4" text:outline-level="4">Short-range</text:h>
      <text:p text:style-name="P28">The attack targets a character within 15m.</text:p>
      <text:h text:style-name="Heading_20_3" text:outline-level="3">Basic actions and reactions</text:h>
      <text:p text:style-name="P28">These actions are accessible to any player character, regardless of equipment and skills.</text:p>
      <text:h text:style-name="Heading_20_4" text:outline-level="4"><text:soft-page-break/>Attack</text:h>
      <text:h text:style-name="Heading_20_4" text:outline-level="4">Dodge</text:h>
      <text:h text:style-name="Heading_20_4" text:outline-level="4">Grab</text:h>
      <text:h text:style-name="Heading_20_4" text:outline-level="4">Move</text:h>
      <text:h text:style-name="Heading_20_4" text:outline-level="4">Parry</text:h>
      <text:h text:style-name="Heading_20_4" text:outline-level="4">Sprint</text:h>
      <text:h text:style-name="Heading_20_2" text:outline-level="2"><text:span text:style-name="T2">Being wounded, d</text:span>ying <text:span text:style-name="T2">and the spark</text:span></text:h>
      <text:h text:style-name="Heading_20_1" text:outline-level="1">Equipments</text:h>
      <text:p text:style-name="P29">Equipments will give some rules, allow access to certain actions and/or modify how certain actions work.</text:p>
      <text:h text:style-name="Heading_20_2" text:outline-level="2">Armor</text:h>
      <text:h text:style-name="Heading_20_2" text:outline-level="2">Weapons</text:h>
      <text:h text:style-name="Heading_20_2" text:outline-level="2">Adventuring gear</text:h>
      <text:h text:style-name="Heading_20_2" text:outline-level="2">Artifacts</text:h>
      <text:h text:style-name="Heading_20_2" text:outline-level="2">Resource gathering</text:h>
      <text:h text:style-name="Heading_20_2" text:outline-level="2">Crafting and upgrading <text:span text:style-name="T12">equipment</text:span></text:h>
      <text:h text:style-name="P19" text:outline-level="1">Running Ouroboros</text:h>
      <text:h text:style-name="P19" text:outline-level="1">Creatures of the <text:span text:style-name="T8">Wildernes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2-10-09T14:36:24.963000000</dc:date>
    <meta:editing-duration>PT9H52M33S</meta:editing-duration>
    <meta:editing-cycles>41</meta:editing-cycles>
    <meta:generator>LibreOffice/6.2.6.2$Windows_X86_64 LibreOffice_project/684e730861356e74889dfe6dbddd3562aae2e6ad</meta:generator>
    <meta:document-statistic meta:table-count="0" meta:image-count="0" meta:object-count="0" meta:page-count="8" meta:paragraph-count="141" meta:word-count="1735" meta:character-count="10047" meta:non-whitespace-character-count="8460"/>
  </office:meta>
</office:document-meta>
</file>